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199cm" fo:margin-bottom="0cm" loext:contextual-spacing="false"/>
      <style:text-properties style:font-name="Verdana" fo:language="de" fo:country="DE" officeooo:paragraph-rsid="00113935"/>
    </style:style>
    <style:style style:name="P2" style:family="paragraph" style:parent-style-name="Preformatted_20_Text">
      <style:paragraph-properties fo:margin-top="0.199cm" fo:margin-bottom="0cm" loext:contextual-spacing="false"/>
      <style:text-properties style:font-name="Verdana" fo:language="de" fo:country="DE" officeooo:rsid="00113935" officeooo:paragraph-rsid="00113935"/>
    </style:style>
    <style:style style:name="P3" style:family="paragraph" style:parent-style-name="Preformatted_20_Text">
      <style:paragraph-properties fo:margin-top="0.199cm" fo:margin-bottom="0cm" loext:contextual-spacing="false"/>
      <style:text-properties style:font-name="Verdana" fo:language="de" fo:country="DE" officeooo:rsid="001151c0" officeooo:paragraph-rsid="001151c0"/>
    </style:style>
    <style:style style:name="P4" style:family="paragraph" style:parent-style-name="Preformatted_20_Text">
      <style:paragraph-properties fo:margin-top="0.199cm" fo:margin-bottom="0cm" loext:contextual-spacing="false"/>
      <style:text-properties style:font-name="Verdana" fo:language="de" fo:country="DE" officeooo:rsid="0012bac1" officeooo:paragraph-rsid="0012bac1"/>
    </style:style>
    <style:style style:name="P5" style:family="paragraph" style:parent-style-name="Preformatted_20_Text">
      <style:paragraph-properties fo:margin-top="0.199cm" fo:margin-bottom="0cm" loext:contextual-spacing="false"/>
      <style:text-properties style:font-name="Verdana" fo:language="de" fo:country="DE" officeooo:rsid="0012bac1" officeooo:paragraph-rsid="0012bfde"/>
    </style:style>
    <style:style style:name="P6" style:family="paragraph" style:parent-style-name="Preformatted_20_Text">
      <style:paragraph-properties fo:margin-top="0.199cm" fo:margin-bottom="0cm" loext:contextual-spacing="false" fo:padding="0.074cm" fo:border-left="none" fo:border-right="none" fo:border-top="none" fo:border-bottom="0.06pt solid #000000" style:join-border="false"/>
      <style:text-properties style:font-name="Verdana" fo:language="de" fo:country="DE" officeooo:rsid="0012bac1" officeooo:paragraph-rsid="001151c0"/>
    </style:style>
    <style:style style:name="T1" style:family="text">
      <style:text-properties fo:color="#000000" fo:font-weight="normal" fo:background-color="#ff3333" loext:char-shading-value="0" style:font-weight-asian="normal" style:font-weight-complex="normal"/>
    </style:style>
    <style:style style:name="T2" style:family="text">
      <style:text-properties fo:background-color="#ff3333" loext:char-shading-value="0"/>
    </style:style>
    <style:style style:name="T3" style:family="text">
      <style:text-properties fo:background-color="#ff6600" loext:char-shading-value="0"/>
    </style:style>
    <style:style style:name="T4" style:family="text">
      <style:text-properties fo:background-color="#ff00ff" loext:char-shading-value="0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1151c0"/>
    </style:style>
    <style:style style:name="T7" style:family="text">
      <style:text-properties style:text-position="super 58%" officeooo:rsid="0012bfde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1151c0"/>
    </style:style>
    <style:style style:name="T10" style:family="text">
      <style:text-properties style:text-position="0% 100%" officeooo:rsid="0012bfde"/>
    </style:style>
    <style:style style:name="T11" style:family="text">
      <style:text-properties fo:background-color="#ff00cc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00001b0 <text:s/>cd 10 ac 3c 00 75 f4 c3 <text:s/>72 66 0b 00 00 00 <text:span text:style-name="T1">80</text:span><text:span text:style-name="T2"> 20</text:span> <text:s/>|...&lt;.u..rf..... |</text:p>
      <text:p text:style-name="P1">000001c0 <text:s/><text:span text:style-name="T2">21 00 83 fe ff ff </text:span><text:span text:style-name="T3">00 08 <text:s/>00 00</text:span><text:span text:style-name="T4"> 00 c0 24 07</text:span> 00 fe <text:s/>|!...........$...|</text:p>
      <text:p text:style-name="P1">000001d0 <text:s/>ff ff 05 fe ff ff <text:span text:style-name="T3">fe cf <text:s/>24 07</text:span><text:span text:style-name="T11"> 02 38 4f 00</text:span> 00 00 <text:s/>|........$..8O...|</text:p>
      <text:p text:style-name="P1">000001e0 <text:s/>00 00 00 00 00 00 00 00 <text:s/>00 00 00 00 00 00 00 00 <text:s/>|................|</text:p>
      <text:p text:style-name="P1">000001f0 <text:s/>00 00 00 00 00 00 00 00 <text:s/>00 00 00 00 00 00 55 aa <text:s/>|..............U.|</text:p>
      <text:p text:style-name="P1"/>
      <text:p text:style-name="P2">Adresse für Startsektor = 4 Byte nach (i). Eintrag + 8 Byte</text:p>
      <text:p text:style-name="P2">=&gt; 00 08 00 00</text:p>
      <text:p text:style-name="P2">Länge für Partition = 4 Bytes nach Startsektor</text:p>
      <text:p text:style-name="P2">=&gt; 00 c0 24 07</text:p>
      <text:p text:style-name="P2">Daten mehr als ein Byte groß (Adresse nicht Werte)</text:p>
      <text:p text:style-name="P2">=&gt; Reihenfolge vom niederwertigem Byte bis höherwertigem Byte</text:p>
      <text:p text:style-name="P2">=&gt; Startsektor für Partitionseintrag = 00 08 00 00 wird zu 00 00 08 00</text:p>
      <text:p text:style-name="P2">=&gt; Wert davon ist 08 00 in Dezimal umrechnen: 8 * 16² = 2048 (Partitionsbeginn)</text:p>
      <text:p text:style-name="P2">Länge der Partition in richtiger Reihenfolge</text:p>
      <text:p text:style-name="P2">=&gt; 00 c0 24 07 wird zu 07 24 c0 00</text:p>
      <text:p text:style-name="P2">=&gt; 07 24 c0 00 in Dezimal: 7*16<text:span text:style-name="T5">6 </text:span><text:span text:style-name="T8"><text:s/>+ 2*16</text:span><text:span text:style-name="T5">5 <text:s/>+ </text:span><text:span text:style-name="T8">4*16</text:span><text:span text:style-name="T5">4</text:span><text:span text:style-name="T8"> + 12*16³ = 119.848.960 Sektoren</text:span></text:p>
      <text:p text:style-name="P2"><text:span text:style-name="T8">=&gt; Sektoren * Sektorgröße (512 Byte) = 119.848.960 * 512 =&gt; </text:span><text:span text:style-name="T9">61,36 * 10</text:span><text:span text:style-name="T6">9</text:span></text:p>
      <text:p text:style-name="P3"><text:span text:style-name="T8">=&gt; 61,36GB in GiB = 119.848.960 * 512 / 2</text:span><text:span text:style-name="T5">30</text:span><text:span text:style-name="T8"> = 57,15 GiB</text:span></text:p>
      <text:p text:style-name="P6"><text:span text:style-name="T8"/></text:p>
      <text:p text:style-name="P4"><text:span text:style-name="T8"/></text:p>
      <text:p text:style-name="P4"><text:span text:style-name="T8">Adresse für 2. Sektor = 4 Byte nach (2.) Eintrag + 8 Byte</text:span></text:p>
      <text:p text:style-name="P4"><text:span text:style-name="T8">=&gt; fe cf 24 07</text:span></text:p>
      <text:p text:style-name="P4"><text:span text:style-name="T8">Länge für Parition = 4 Bytes nach Sektor</text:span></text:p>
      <text:p text:style-name="P4"><text:span text:style-name="T8">=&gt; 02 38 4f 00</text:span></text:p>
      <text:p text:style-name="P4"><text:span text:style-name="T8">Startsektor-Reihenfolge</text:span></text:p>
      <text:p text:style-name="P4"><text:span text:style-name="T8">=&gt; fe cf 24 07 wird zu 07 24 cf fe</text:span></text:p>
      <text:p text:style-name="P4"><text:span text:style-name="T8">=&gt; 14(e) + 15(f)*16² + 15(f)*16³ + 12(c)*16</text:span><text:span text:style-name="T5">4</text:span><text:span text:style-name="T8"> + 4*16</text:span><text:span text:style-name="T5">5</text:span><text:span text:style-name="T8"> + 2*16</text:span><text:span text:style-name="T5">6</text:span><text:span text:style-name="T8"> + 7*16</text:span><text:span text:style-name="T5">7</text:span><text:span text:style-name="T8"> = 1.917.648.654 (Partitionsbeginn)</text:span></text:p>
      <text:p text:style-name="P4"><text:span text:style-name="T8">Länge der Partitionen</text:span></text:p>
      <text:p text:style-name="P4"><text:span text:style-name="T8">=&gt; 02 38 4f 00 wird zu 4f 38 02: 1 + 8*16² + 3*16</text:span><text:span text:style-name="T5">3</text:span><text:span text:style-name="T8"> + 15(f)*16</text:span><text:span text:style-name="T5">4</text:span><text:span text:style-name="T8"> + 4*16</text:span><text:span text:style-name="T5">5</text:span><text:span text:style-name="T8"> = </text:span><text:span text:style-name="T10">5.191.681</text:span><text:span text:style-name="T8"> Sektorengröße</text:span></text:p>
      <text:p text:style-name="P5"><text:span text:style-name="T8">=&gt; Sektoren * Sektorgröße (512 Byte) = </text:span><text:span text:style-name="T10">5.191.681</text:span><text:span text:style-name="T8"> * 512 = </text:span><text:span text:style-name="T10">2,7 * 10</text:span><text:span text:style-name="T7">9</text:span></text:p>
      <text:p text:style-name="P4"><text:span text:style-name="T8">=&gt; </text:span><text:span text:style-name="T10">2,7GB</text:span><text:span text:style-name="T8"> umrechnen in GiB = (</text:span><text:span text:style-name="T10">5.191.681</text:span><text:span text:style-name="T8"> * 512) / 2</text:span><text:span text:style-name="T5">30</text:span><text:span text:style-name="T8"> = </text:span><text:span text:style-name="T10">2,47Gi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08:25:50.282000000</meta:creation-date>
    <dc:date>2015-12-11T09:16:33.858000000</dc:date>
    <meta:editing-duration>PT4M12S</meta:editing-duration>
    <meta:editing-cycles>1</meta:editing-cycles>
    <meta:document-statistic meta:table-count="0" meta:image-count="0" meta:object-count="0" meta:page-count="1" meta:paragraph-count="29" meta:word-count="346" meta:character-count="1598" meta:non-whitespace-character-count="1269"/>
    <meta:generator>LibreOffice/5.0.0.5$Windows_x86 LibreOffice_project/1b1a90865e348b492231e1c451437d7a15bb262b</meta:generator>
  </office:meta>
</office:document-meta>
</file>